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EB9C"/>
      <style:text-properties fo:color="#9C6500"/>
    </style:style>
    <style:style style:name="ce3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6500"/>
    </style:style>
    <style:style style:name="ce4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FF0000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e6" style:family="table-cell" style:parent-style-name="Neutral" style:data-style-name="N36">
      <style:table-cell-properties fo:background-color="#FFEB9C"/>
      <style:text-properties fo:color="#9C6500"/>
    </style:style>
    <style:style style:name="ce7" style:family="table-cell" style:parent-style-name="Moneda" style:data-style-name="N36">
      <style:table-cell-properties fo:background-color="#FFEB9C"/>
      <style:text-properties fo:color="#9C6500"/>
    </style:style>
    <style:style style:name="ce8" style:family="table-cell" style:parent-style-name="Moneda" style:data-style-name="N36">
      <style:table-cell-properties style:vertical-align="automatic" fo:background-color="#FFEB9C"/>
      <style:text-properties fo:color="#9C65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4.048125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5.50333333333333cm" style:use-optimal-column-width="true"/>
    </style:style>
    <style:style style:name="co11" style:family="table-column">
      <style:table-column-properties fo:break-before="auto" style:column-width="3.88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number-columns-spanned="3" table:number-rows-spanned="1" table:style-name="ce4">
            <text:p>TALLERES AVENDAÑO</text:p>
          </table:table-cell>
          <table:covered-table-cell table:number-columns-repeated="2"/>
          <table:table-cell table:number-columns-repeated="2" table:style-name="ce2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/>
          <table:table-cell office:value-type="string" table:style-name="ce3">
            <text:p>nº</text:p>
          </table:table-cell>
          <table:table-cell office:value-type="string" table:style-name="ce3">
            <text:p>NOMBRE Y APELLIDOS</text:p>
          </table:table-cell>
          <table:table-cell office:value-type="string" table:style-name="ce3">
            <text:p>PUESTO</text:p>
          </table:table-cell>
          <table:table-cell office:value-type="string" table:style-name="ce3">
            <text:p>ANTIGÜEDAD (AÑO)</text:p>
          </table:table-cell>
          <table:table-cell office:value-type="string" table:style-name="ce3">
            <text:p>HORAS EXTRAS</text:p>
          </table:table-cell>
          <table:table-cell office:value-type="string" table:style-name="ce3">
            <text:p>S.S</text:p>
          </table:table-cell>
          <table:table-cell office:value-type="string" table:style-name="ce3">
            <text:p>salario bruto</text:p>
          </table:table-cell>
          <table:table-cell office:value-type="string" table:style-name="ce3">
            <text:p>salario neto</text:p>
          </table:table-cell>
          <table:table-cell office:value-type="string" table:style-name="ce3">
            <text:p>plus de antigúedad</text:p>
          </table:table-cell>
          <table:table-cell office:value-type="string" table:style-name="ce3">
            <text:p>total horas extras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Marcos Sanchez</text:p>
          </table:table-cell>
          <table:table-cell office:value-type="string" table:style-name="ce3">
            <text:p>Mecánico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currency" office:value="1120" table:style-name="ce6">
            <text:p><text:s/>€ 1.120,00<text:s/></text:p>
          </table:table-cell>
          <table:table-cell office:value-type="currency" office:value="11840" table:formula="msoxl:=G4+I4+J4+K4" table:style-name="ce7">
            <text:p><text:s/>€ 11.840,00<text:s/></text:p>
          </table:table-cell>
          <table:table-cell office:value-type="currency" office:value="10500" table:style-name="ce7">
            <text:p><text:s/>€ 10.500,00<text:s/></text:p>
          </table:table-cell>
          <table:table-cell office:value-type="currency" office:value="200" table:style-name="ce8">
            <text:p><text:s/>€ 200,00<text:s/>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Jorge Blanco</text:p>
          </table:table-cell>
          <table:table-cell office:value-type="string" table:style-name="ce3">
            <text:p>Mecánico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currency" office:value="1120" table:style-name="ce6">
            <text:p><text:s/>€ 1.120,00<text:s/></text:p>
          </table:table-cell>
          <table:table-cell office:value-type="currency" office:value="11792" table:formula="msoxl:=G5+I5+J5+K5" table:style-name="ce7">
            <text:p><text:s/>€ 11.792,00<text:s/></text:p>
          </table:table-cell>
          <table:table-cell office:value-type="currency" office:value="10600" table:style-name="ce7">
            <text:p><text:s/>€ 10.600,00<text:s/></text:p>
          </table:table-cell>
          <table:table-cell office:value-type="currency" office:value="50" table:style-name="ce8">
            <text:p><text:s/>€ 50,00<text:s/>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Celia López</text:p>
          </table:table-cell>
          <table:table-cell office:value-type="string" table:style-name="ce3">
            <text:p>Atención al cliente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currency" office:value="964.8" table:style-name="ce6">
            <text:p><text:s/>€ 964,80<text:s/></text:p>
          </table:table-cell>
          <table:table-cell office:value-type="currency" office:value="12379.8" table:formula="msoxl:=G6+I6+J6+K6" table:style-name="ce7">
            <text:p><text:s/>€ 12.379,80<text:s/></text:p>
          </table:table-cell>
          <table:table-cell office:value-type="currency" office:value="11000" table:style-name="ce7">
            <text:p><text:s/>€ 11.000,00<text:s/></text:p>
          </table:table-cell>
          <table:table-cell office:value-type="currency" office:value="400" table:style-name="ce8">
            <text:p><text:s/>€ 400,00<text:s/>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Adrian Gómez</text:p>
          </table:table-cell>
          <table:table-cell office:value-type="string" table:style-name="ce3">
            <text:p>Recepción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currency" office:value="1039.9000000000001" table:style-name="ce6">
            <text:p><text:s/>€ 1.039,90<text:s/></text:p>
          </table:table-cell>
          <table:table-cell office:value-type="currency" office:value="14109.9" table:formula="msoxl:=G7+I7+J7+K7" table:style-name="ce7">
            <text:p><text:s/>€ 14.109,90<text:s/></text:p>
          </table:table-cell>
          <table:table-cell office:value-type="currency" office:value="13000" table:style-name="ce7">
            <text:p><text:s/>€ 13.000,00<text:s/></text:p>
          </table:table-cell>
          <table:table-cell office:value-type="currency" office:value="50" table:style-name="ce8">
            <text:p><text:s/>€ 50,00<text:s/>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string" table:style-name="ce3">
            <text:p>Ivan Magán</text:p>
          </table:table-cell>
          <table:table-cell office:value-type="string" table:style-name="ce3">
            <text:p>Dependiente de tienda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currency" office:value="918.7" table:style-name="ce6">
            <text:p><text:s/>€ 918,70<text:s/></text:p>
          </table:table-cell>
          <table:table-cell office:value-type="currency" office:value="16435.7" table:formula="msoxl:=G8+I8+J8+K8" table:style-name="ce7">
            <text:p><text:s/>€ 16.435,70<text:s/></text:p>
          </table:table-cell>
          <table:table-cell office:value-type="currency" office:value="15000" table:style-name="ce7">
            <text:p><text:s/>€ 15.000,00<text:s/></text:p>
          </table:table-cell>
          <table:table-cell office:value-type="currency" office:value="500" table:style-name="ce8">
            <text:p><text:s/>€ 500,00<text:s/>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string" table:style-name="ce3">
            <text:p>Manuel Cendán</text:p>
          </table:table-cell>
          <table:table-cell office:value-type="string" table:style-name="ce3">
            <text:p>Encargado de tienda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currency" office:value="890" table:style-name="ce6">
            <text:p><text:s/>€ 890,00<text:s/></text:p>
          </table:table-cell>
          <table:table-cell office:value-type="currency" office:value="21948" table:formula="msoxl:=G9+I9+J9+K9" table:style-name="ce7">
            <text:p><text:s/>€ 21.948,00<text:s/></text:p>
          </table:table-cell>
          <table:table-cell office:value-type="currency" office:value="20000" table:style-name="ce7">
            <text:p><text:s/>€ 20.000,00<text:s/></text:p>
          </table:table-cell>
          <table:table-cell office:value-type="currency" office:value="1000" table:style-name="ce8">
            <text:p><text:s/>€ 1.000,00<text:s/></text:p>
          </table:table-cell>
          <table:table-cell office:value-type="float" office:value="58" table:style-name="ce5">
            <text:p>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string" table:style-name="ce3">
            <text:p>José Rueda</text:p>
          </table:table-cell>
          <table:table-cell office:value-type="string" table:style-name="ce3">
            <text:p>Mecánico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currency" office:value="1120" table:style-name="ce6">
            <text:p><text:s/>€ 1.120,00<text:s/></text:p>
          </table:table-cell>
          <table:table-cell office:value-type="currency" office:value="12047" table:formula="msoxl:=G10+I10+J10+K10" table:style-name="ce7">
            <text:p><text:s/>€ 12.047,00<text:s/></text:p>
          </table:table-cell>
          <table:table-cell office:value-type="currency" office:value="10700" table:style-name="ce7">
            <text:p><text:s/>€ 10.700,00<text:s/></text:p>
          </table:table-cell>
          <table:table-cell office:value-type="currency" office:value="200" table:style-name="ce8">
            <text:p><text:s/>€ 200,00<text:s/>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string" table:style-name="ce3">
            <text:p>Estefania Antón</text:p>
          </table:table-cell>
          <table:table-cell office:value-type="string" table:style-name="ce3">
            <text:p>Dependiente de tienda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currency" office:value="918.7" table:style-name="ce6">
            <text:p><text:s/>€ 918,70<text:s/></text:p>
          </table:table-cell>
          <table:table-cell office:value-type="currency" office:value="16995.7" table:formula="msoxl:=G11+I11+J11+K11" table:style-name="ce7">
            <text:p><text:s/>€ 16.995,70<text:s/></text:p>
          </table:table-cell>
          <table:table-cell office:value-type="currency" office:value="16000" table:style-name="ce7">
            <text:p><text:s/>€ 16.000,00<text:s/></text:p>
          </table:table-cell>
          <table:table-cell office:value-type="currency" office:value="56" table:style-name="ce8">
            <text:p><text:s/>€ 56,00<text:s/></text:p>
          </table:table-cell>
          <table:table-cell office:value-type="float" office:value="21" table:style-name="ce5">
            <text:p>21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TEGORIA</text:p>
          </table:table-cell>
          <table:table-cell office:value-type="string" table:style-name="ce2">
            <text:p>HORAS EXTRAS</text:p>
          </table:table-cell>
          <table:table-cell office:value-type="string" table:style-name="ce2">
            <text:p>COTIZACIÓN SEGURIDAD SOCIAL</text:p>
          </table:table-cell>
          <table:table-cell office:value-type="string" table:style-name="ce2">
            <text:p>PLUS (%) ANTIGÜEDAD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bg" number:country="BG">
      <number:text> </number:text>
      <number:currency-symbol number:language="bg" number:country="BG">€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bg" number:country="BG">
      <number:text>-</number:text>
      <number:currency-symbol number:language="bg" number:country="BG">€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bg" number:country="BG">
      <number:text> </number:text>
      <number:currency-symbol number:language="bg" number:country="BG">€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neda" style:family="table-cell" style:data-style-name="N34"/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10</meta:initial-creator>
    <dc:creator>Alumno10</dc:creator>
    <meta:creation-date>2019-04-10T07:28:06Z</meta:creation-date>
    <dc:date>2019-04-23T11:00:24Z</dc:date>
  </office:meta>
</office:document-meta>
</file>